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UIFont" svg:font-family="AppleSystemUIFont"/>
    <style:font-face style:name="Arial" svg:font-family="Arial"/>
    <style:font-face style:name="Arial Unicode MS" svg:font-family="'Arial Unicode MS'"/>
    <style:font-face style:name="Georgia" svg:font-family="Georgia"/>
    <style:font-face style:name="Helvetica Neue" svg:font-family="'Helvetica Neue'"/>
    <style:font-face style:name="Liberation Sans" svg:font-family="'Liberation Sans'"/>
    <style:font-face style:name="Lucida Sans" svg:font-family="'Lucida Sans'"/>
    <style:font-face style:name="Microsoft YaHei" svg:font-family="'Microsoft YaHei'"/>
    <style:font-face style:name="SimSun" svg:font-family="SimSun"/>
    <style:font-face style:name="Times New Roman" svg:font-family="'Times New Roman'"/>
  </office:font-face-decls>
  <office:automatic-styles>
    <style:style style:name="Table1" style:family="table">
      <style:table-properties style:width="15.48cm" fo:margin-left="0.002cm" table:align="left"/>
    </style:style>
    <style:style style:name="Table1.A" style:family="table-column">
      <style:table-column-properties style:column-width="15.48cm"/>
    </style:style>
    <style:style style:name="Table1.1" style:family="table-row">
      <style:table-row-properties style:min-row-height="0.644cm"/>
    </style:style>
    <style:style style:name="Table1.A1" style:family="table-cell">
      <style:table-cell-properties fo:background-color="#e6e6e6" fo:padding="0.141cm" fo:border="0.5pt solid #00000a" style:direction="ltr" fo:wrap-option="wrap">
        <style:background-image/>
      </style:table-cell-properties>
    </style:style>
    <style:style style:name="Table2" style:family="table">
      <style:table-properties style:width="15.94cm" fo:margin-left="0.198cm" table:align="left"/>
    </style:style>
    <style:style style:name="Table2.A" style:family="table-column">
      <style:table-column-properties style:column-width="2.621cm"/>
    </style:style>
    <style:style style:name="Table2.B" style:family="table-column">
      <style:table-column-properties style:column-width="11.846cm"/>
    </style:style>
    <style:style style:name="Table2.C" style:family="table-column">
      <style:table-column-properties style:column-width="1.473cm"/>
    </style:style>
    <style:style style:name="Table2.1" style:family="table-row">
      <style:table-row-properties style:min-row-height="1.842cm"/>
    </style:style>
    <style:style style:name="Table2.A1" style:family="table-cell">
      <style:table-cell-properties fo:padding="0.141cm" fo:border="0.5pt solid #000000" style:direction="ltr" fo:wrap-option="wrap"/>
    </style:style>
    <style:style style:name="Table2.B1" style:family="table-cell">
      <style:table-cell-properties fo:padding="0.141cm" fo:border="0.5pt solid #000000" style:direction="ltr" fo:wrap-option="wrap"/>
    </style:style>
    <style:style style:name="Table2.C1" style:family="table-cell">
      <style:table-cell-properties fo:padding="0.141cm" fo:border="0.5pt solid #000000" style:direction="ltr" fo:wrap-option="wrap"/>
    </style:style>
    <style:style style:name="Table2.2" style:family="table-row">
      <style:table-row-properties style:min-row-height="0.644cm"/>
    </style:style>
    <style:style style:name="Table2.A2" style:family="table-cell">
      <style:table-cell-properties fo:padding="0.141cm" fo:border="0.5pt solid #000000" style:direction="ltr" fo:wrap-option="wrap"/>
    </style:style>
    <style:style style:name="Table2.B2" style:family="table-cell">
      <style:table-cell-properties fo:padding="0.141cm" fo:border="0.5pt solid #000000" style:direction="ltr" fo:wrap-option="wrap"/>
    </style:style>
    <style:style style:name="Table2.C2" style:family="table-cell">
      <style:table-cell-properties fo:padding="0.141cm" fo:border="0.5pt solid #000000" style:direction="ltr" fo:wrap-option="wrap"/>
    </style:style>
    <style:style style:name="Table2.A3" style:family="table-cell">
      <style:table-cell-properties fo:padding="0.141cm" fo:border="0.5pt solid #000000" style:direction="ltr" fo:wrap-option="wrap"/>
    </style:style>
    <style:style style:name="Table2.B3" style:family="table-cell">
      <style:table-cell-properties fo:padding="0.141cm" fo:border="0.5pt solid #000000" style:direction="ltr" fo:wrap-option="wrap"/>
    </style:style>
    <style:style style:name="Table2.C3" style:family="table-cell">
      <style:table-cell-properties fo:padding="0.141cm" fo:border="0.5pt solid #000000" style:direction="ltr" fo:wrap-option="wrap"/>
    </style:style>
    <style:style style:name="Table2.A4" style:family="table-cell">
      <style:table-cell-properties fo:padding="0.141cm" fo:border="0.5pt solid #000000" style:direction="ltr" fo:wrap-option="wrap"/>
    </style:style>
    <style:style style:name="Table2.B4" style:family="table-cell">
      <style:table-cell-properties fo:padding="0.141cm" fo:border="0.5pt solid #000000" style:direction="ltr" fo:wrap-option="wrap"/>
    </style:style>
    <style:style style:name="Table2.C4" style:family="table-cell">
      <style:table-cell-properties fo:padding="0.141cm" fo:border="0.5pt solid #000000" style:direction="ltr" fo:wrap-option="wrap"/>
    </style:style>
    <style:style style:name="Table3" style:family="table">
      <style:table-properties style:width="15.94cm" fo:margin-left="0.198cm" table:align="left"/>
    </style:style>
    <style:style style:name="Table3.A" style:family="table-column">
      <style:table-column-properties style:column-width="3.766cm"/>
    </style:style>
    <style:style style:name="Table3.B" style:family="table-column">
      <style:table-column-properties style:column-width="12.174cm"/>
    </style:style>
    <style:style style:name="Table3.1" style:family="table-row">
      <style:table-row-properties style:min-row-height="0.644cm"/>
    </style:style>
    <style:style style:name="Table3.A1" style:family="table-cell">
      <style:table-cell-properties fo:padding="0.141cm" fo:border="0.5pt solid #000000" style:direction="ltr" fo:wrap-option="wrap"/>
    </style:style>
    <style:style style:name="Table3.B1" style:family="table-cell">
      <style:table-cell-properties fo:padding="0.141cm" fo:border="0.5pt solid #000000" style:direction="ltr" fo:wrap-option="wrap"/>
    </style:style>
    <style:style style:name="Table3.A2" style:family="table-cell">
      <style:table-cell-properties fo:padding="0.141cm" fo:border="0.5pt solid #000000" style:direction="ltr" fo:wrap-option="wrap"/>
    </style:style>
    <style:style style:name="Table3.B2" style:family="table-cell">
      <style:table-cell-properties fo:padding="0.141cm" fo:border="0.5pt solid #000000" style:direction="ltr" fo:wrap-option="wrap"/>
    </style:style>
    <style:style style:name="P1" style:family="paragraph" style:parent-style-name="Standard">
      <style:paragraph-properties fo:line-height="105%"/>
    </style:style>
    <style:style style:name="P2" style:family="paragraph" style:parent-style-name="Body">
      <style:paragraph-properties fo:line-height="105%"/>
    </style:style>
    <style:style style:name="P3" style:family="paragraph" style:parent-style-name="Standard">
      <style:paragraph-properties fo:margin-top="0cm" fo:margin-bottom="0.282cm" style:contextual-spacing="false" fo:line-height="105%"/>
    </style:style>
    <style:style style:name="P4" style:family="paragraph" style:parent-style-name="Body">
      <style:paragraph-properties fo:margin-left="5.078cm" fo:margin-right="0cm" fo:line-height="105%" fo:text-indent="0cm" style:auto-text-indent="false"/>
    </style:style>
    <style:style style:name="P5" style:family="paragraph" style:parent-style-name="Body">
      <style:paragraph-properties fo:margin-left="1.27cm" fo:margin-right="0cm" fo:line-height="105%" fo:text-indent="0cm" style:auto-text-indent="false"/>
    </style:style>
    <style:style style:name="P6" style:family="paragraph" style:parent-style-name="Body">
      <style:paragraph-properties fo:line-height="105%"/>
      <style:text-properties officeooo:paragraph-rsid="00209b22"/>
    </style:style>
    <style:style style:name="P7" style:family="paragraph" style:parent-style-name="Body">
      <style:paragraph-properties fo:margin-left="7.62cm" fo:margin-right="0cm" fo:text-align="center" style:justify-single-word="false" fo:text-indent="-5.078cm" style:auto-text-indent="false"/>
    </style:style>
    <style:style style:name="P8" style:family="paragraph" style:parent-style-name="Standard">
      <style:paragraph-properties fo:break-before="page"/>
      <style:text-properties fo:font-size="8pt"/>
    </style:style>
    <style:style style:name="P9" style:family="paragraph" style:parent-style-name="Body">
      <style:paragraph-properties fo:margin-top="0cm" fo:margin-bottom="0.212cm" style:contextual-spacing="false" fo:line-height="105%"/>
      <style:text-properties fo:font-size="8pt"/>
    </style:style>
    <style:style style:name="P10" style:family="paragraph" style:parent-style-name="Body">
      <style:paragraph-properties fo:line-height="105%"/>
      <style:text-properties fo:font-size="8pt"/>
    </style:style>
    <style:style style:name="P11" style:family="paragraph" style:parent-style-name="Body">
      <style:paragraph-properties fo:line-height="105%">
        <style:tab-stops>
          <style:tab-stop style:position="1.616cm"/>
          <style:tab-stop style:position="3.23cm"/>
          <style:tab-stop style:position="4.845cm"/>
          <style:tab-stop style:position="6.461cm"/>
          <style:tab-stop style:position="8.077cm"/>
          <style:tab-stop style:position="9.693cm"/>
          <style:tab-stop style:position="11.31cm"/>
          <style:tab-stop style:position="12.92cm"/>
          <style:tab-stop style:position="14.36cm"/>
        </style:tab-stops>
      </style:paragraph-properties>
      <style:text-properties fo:font-size="8pt"/>
    </style:style>
    <style:style style:name="P12" style:family="paragraph" style:parent-style-name="Body">
      <style:paragraph-properties fo:margin-left="1.27cm" fo:margin-right="0cm" fo:line-height="105%" fo:text-indent="0cm" style:auto-text-indent="false"/>
      <style:text-properties fo:font-size="8pt"/>
    </style:style>
    <style:style style:name="P13" style:family="paragraph" style:parent-style-name="Body">
      <style:paragraph-properties fo:margin-left="1.27cm" fo:margin-right="0cm" fo:line-height="105%" fo:text-indent="0cm" style:auto-text-indent="false">
        <style:tab-stops>
          <style:tab-stop style:position="11.929cm"/>
        </style:tab-stops>
      </style:paragraph-properties>
      <style:text-properties fo:font-size="8pt"/>
    </style:style>
    <style:style style:name="P14" style:family="paragraph" style:parent-style-name="Body">
      <style:text-properties fo:font-size="8pt"/>
    </style:style>
    <style:style style:name="P15" style:family="paragraph" style:parent-style-name="Body">
      <style:text-properties fo:font-size="8pt" fo:font-weight="bold"/>
    </style:style>
    <style:style style:name="P16" style:family="paragraph" style:parent-style-name="Body">
      <style:paragraph-properties fo:margin-left="1.27cm" fo:margin-right="0cm" fo:line-height="105%" fo:text-indent="0cm" style:auto-text-indent="false"/>
      <style:text-properties fo:font-size="8pt" fo:font-weight="bold"/>
    </style:style>
    <style:style style:name="P17" style:family="paragraph" style:parent-style-name="No_20_Spacing">
      <style:text-properties fo:font-size="8pt" fo:font-weight="bold"/>
    </style:style>
    <style:style style:name="P18" style:family="paragraph" style:parent-style-name="No_20_Spacing">
      <style:paragraph-properties fo:text-align="center" style:justify-single-word="false"/>
      <style:text-properties fo:font-size="8pt" fo:font-weight="bold"/>
    </style:style>
    <style:style style:name="P19" style:family="paragraph" style:parent-style-name="No_20_Spacing">
      <style:text-properties fo:font-size="8pt" fo:font-weight="bold" style:font-name-complex="Arial"/>
    </style:style>
    <style:style style:name="P20" style:family="paragraph" style:parent-style-name="No_20_Spacing">
      <style:paragraph-properties fo:margin-left="0.199cm" fo:margin-right="0cm" fo:text-indent="-0.198cm" style:auto-text-indent="false"/>
      <style:text-properties fo:font-size="8pt" fo:font-weight="bold"/>
    </style:style>
    <style:style style:name="P21" style:family="paragraph" style:parent-style-name="No_20_Spacing">
      <style:paragraph-properties fo:margin-left="3.81cm" fo:margin-right="0cm" fo:text-indent="1.27cm" style:auto-text-indent="false"/>
      <style:text-properties fo:font-size="8pt" fo:font-weight="bold"/>
    </style:style>
    <style:style style:name="P22" style:family="paragraph" style:parent-style-name="Body">
      <style:paragraph-properties fo:line-height="105%"/>
      <style:text-properties fo:font-size="8pt" fo:font-style="italic"/>
    </style:style>
    <style:style style:name="P23" style:family="paragraph" style:parent-style-name="Body">
      <style:paragraph-properties fo:margin-left="7.62cm" fo:margin-right="0cm" fo:text-align="center" style:justify-single-word="false" fo:text-indent="-5.078cm" style:auto-text-indent="false"/>
      <style:text-properties fo:font-size="8pt" fo:font-style="italic" fo:font-weight="bold"/>
    </style:style>
    <style:style style:name="P24" style:family="paragraph" style:parent-style-name="No_20_Spacing">
      <style:text-properties fo:font-size="8pt"/>
    </style:style>
    <style:style style:name="P25" style:family="paragraph" style:parent-style-name="No_20_Spacing">
      <style:text-properties fo:font-size="8pt" style:font-name-complex="Arial"/>
    </style:style>
    <style:style style:name="P26" style:family="paragraph" style:parent-style-name="No_20_Spacing">
      <style:paragraph-properties>
        <style:tab-stops>
          <style:tab-stop style:position="3.575cm"/>
        </style:tab-stops>
      </style:paragraph-properties>
      <style:text-properties fo:font-size="8pt" style:font-name-complex="Arial"/>
    </style:style>
    <style:style style:name="P27" style:family="paragraph" style:parent-style-name="No_20_Spacing">
      <style:paragraph-properties>
        <style:tab-stops>
          <style:tab-stop style:position="7.807cm"/>
        </style:tab-stops>
      </style:paragraph-properties>
      <style:text-properties fo:font-size="8pt"/>
    </style:style>
    <style:style style:name="P28" style:family="paragraph" style:parent-style-name="Standard">
      <style:paragraph-properties fo:break-before="page"/>
      <style:text-properties style:font-name="Arial" fo:font-size="8pt" fo:font-weight="bold" style:font-name-complex="Arial"/>
    </style:style>
    <style:style style:name="P29" style:family="paragraph" style:parent-style-name="Standard">
      <style:paragraph-properties fo:margin-left="0cm" fo:margin-right="-1.268cm" fo:text-indent="0cm" style:auto-text-indent="false"/>
      <style:text-properties style:font-name="Arial" fo:font-size="8pt" fo:font-weight="bold" style:font-name-complex="Arial"/>
    </style:style>
    <style:style style:name="P30" style:family="paragraph" style:parent-style-name="No_20_Spacing">
      <style:text-properties fo:color="#000000" loext:opacity="100%" fo:font-size="8pt" style:text-underline-style="none" fo:font-weight="bold"/>
    </style:style>
    <style:style style:name="P31" style:family="paragraph" style:parent-style-name="Body">
      <style:paragraph-properties fo:line-height="105%"/>
      <style:text-properties style:font-name="Times New Roman" fo:font-size="8pt" fo:font-weight="bold"/>
    </style:style>
    <style:style style:name="P32" style:family="paragraph" style:parent-style-name="Body">
      <style:paragraph-properties fo:margin-left="7.62cm" fo:margin-right="0cm" fo:text-align="center" style:justify-single-word="false" fo:text-indent="-5.078cm" style:auto-text-indent="false"/>
      <style:text-properties fo:color="#0070c0" loext:opacity="100%" fo:font-size="8pt" style:text-underline-style="none"/>
    </style:style>
    <style:style style:name="P33" style:family="paragraph" style:parent-style-name="No_20_Spacing">
      <style:text-properties fo:color="#ff0000" loext:opacity="100%" fo:font-size="8pt"/>
    </style:style>
    <style:style style:name="P34" style:family="paragraph" style:parent-style-name="No_20_Spacing">
      <style:text-properties officeooo:paragraph-rsid="00209b22"/>
    </style:style>
    <style:style style:name="P35" style:family="paragraph" style:parent-style-name="Text_20_body" style:master-page-name="MasterPage2">
      <style:paragraph-properties style:page-number="auto"/>
    </style:style>
    <style:style style:name="P36" style:family="paragraph" style:parent-style-name="Body">
      <style:paragraph-properties fo:margin-top="0cm" fo:margin-bottom="0.212cm" style:contextual-spacing="false" fo:line-height="105%"/>
      <style:text-properties fo:font-size="8pt"/>
    </style:style>
    <style:style style:name="P37" style:family="paragraph" style:parent-style-name="Body">
      <style:paragraph-properties fo:line-height="105%"/>
      <style:text-properties fo:font-size="8pt"/>
    </style:style>
    <style:style style:name="P38" style:family="paragraph" style:parent-style-name="Body">
      <style:text-properties fo:font-size="8pt"/>
    </style:style>
    <style:style style:name="P39" style:family="paragraph" style:parent-style-name="Body">
      <style:paragraph-properties fo:line-height="105%"/>
      <style:text-properties fo:font-size="8pt" fo:font-style="italic"/>
    </style:style>
    <style:style style:name="P40" style:family="paragraph" style:parent-style-name="Body">
      <style:paragraph-properties fo:line-height="105%"/>
      <style:text-properties fo:font-size="8pt" style:font-name-asian="Arial" style:font-name-complex="Arial"/>
    </style:style>
    <style:style style:name="P41" style:family="paragraph" style:parent-style-name="Body">
      <style:text-properties fo:color="#000000" loext:opacity="100%" fo:font-size="8pt" style:text-underline-style="none" fo:font-weight="bold"/>
    </style:style>
    <style:style style:name="P42" style:family="paragraph" style:parent-style-name="Body">
      <style:text-properties fo:color="#000000" loext:opacity="100%" fo:font-size="8pt" style:text-underline-style="none" fo:font-weight="bold" officeooo:paragraph-rsid="0021144b"/>
    </style:style>
    <style:style style:name="P43" style:family="paragraph" style:parent-style-name="No_20_Spacing">
      <style:text-properties fo:font-size="8pt"/>
    </style:style>
    <style:style style:name="T1" style:family="text">
      <style:text-properties fo:font-size="8pt"/>
    </style:style>
    <style:style style:name="T2" style:family="text">
      <style:text-properties fo:font-size="8pt" fo:font-weight="bold"/>
    </style:style>
    <style:style style:name="T3" style:family="text">
      <style:text-properties fo:font-size="8pt" fo:font-weight="bold" style:font-name-complex="Arial"/>
    </style:style>
    <style:style style:name="T4" style:family="text">
      <style:text-properties fo:font-size="8pt" style:font-name-complex="Arial"/>
    </style:style>
    <style:style style:name="T5" style:family="text">
      <style:text-properties fo:font-size="8pt" style:font-name-asian="Arial" style:font-name-complex="Arial"/>
    </style:style>
    <style:style style:name="T6" style:family="text">
      <style:text-properties fo:font-size="8pt" fo:language="fr" fo:country="CA"/>
    </style:style>
    <style:style style:name="T7" style:family="text">
      <style:text-properties fo:font-size="8pt" fo:language="fr" fo:country="CA" officeooo:rsid="00209b22"/>
    </style:style>
    <style:style style:name="T8" style:family="text">
      <style:text-properties fo:font-size="8pt" fo:language="fr" fo:country="FR"/>
    </style:style>
    <style:style style:name="T9" style:family="text">
      <style:text-properties fo:font-size="8pt" fo:font-style="italic"/>
    </style:style>
    <style:style style:name="T10" style:family="text">
      <style:text-properties fo:font-size="8pt" fo:language="de" fo:country="DE"/>
    </style:style>
    <style:style style:name="T11" style:family="text">
      <style:text-properties fo:font-size="8pt" fo:language="pt" fo:country="PT" fo:font-weight="bold"/>
    </style:style>
    <style:style style:name="T12" style:family="text">
      <style:text-properties fo:font-size="8pt" style:text-underline-style="solid" style:text-underline-width="auto" style:text-underline-color="font-color" fo:font-weight="bold"/>
    </style:style>
    <style:style style:name="T13" style:family="text">
      <style:text-properties fo:font-size="8pt" officeooo:rsid="00209b22"/>
    </style:style>
    <style:style style:name="T14" style:family="text">
      <style:text-properties fo:color="#00000a" loext:opacity="100%" style:font-name="Arial" fo:font-size="8pt" fo:font-weight="bold" style:font-name-asian="Arial" style:font-name-complex="Arial"/>
    </style:style>
    <style:style style:name="T15" style:family="text">
      <style:text-properties fo:color="#00000a" loext:opacity="100%" style:font-name="Arial" fo:font-size="8pt" style:font-name-asian="Arial" style:font-name-complex="Arial"/>
    </style:style>
    <style:style style:name="T16" style:family="text">
      <style:text-properties fo:color="#00000a" loext:opacity="100%" style:font-name="Arial" fo:font-size="8pt" fo:font-style="italic" fo:font-weight="bold" style:font-name-asian="Arial" style:font-name-complex="Arial"/>
    </style:style>
    <style:style style:name="T17" style:family="text">
      <style:text-properties fo:color="#00000a" loext:opacity="100%" style:font-name="SimSun" fo:font-size="8pt" style:font-name-asian="SimSun" style:font-name-complex="SimSun"/>
    </style:style>
    <style:style style:name="T18" style:family="text">
      <style:text-properties fo:color="#242729" loext:opacity="100%" style:font-name="Georgia" fo:font-size="8pt" fo:background-color="#fff8dc" loext:char-shading-value="0"/>
    </style:style>
    <style:style style:name="T19" style:family="text">
      <style:text-properties fo:color="#242729" loext:opacity="100%" style:font-name="Georgia" fo:font-size="11.5pt" fo:background-color="#fff8dc" loext:char-shading-value="0"/>
    </style:style>
    <style:style style:name="T20" style:family="text">
      <style:text-properties fo:color="#353535" loext:opacity="100%" style:font-name="AppleSystemUIFont" style:font-name-complex="AppleSystemUIFont"/>
    </style:style>
    <style:style style:name="T21" style:family="text">
      <style:text-properties fo:color="#000000" loext:opacity="100%" fo:font-size="8pt" style:text-underline-style="none" fo:font-weight="bold"/>
    </style:style>
    <style:style style:name="T22" style:family="text">
      <style:text-properties fo:color="#000000" loext:opacity="100%" fo:font-size="8pt" style:text-underline-style="none" fo:font-weight="bold" style:font-name-complex="Arial Unicode MS"/>
    </style:style>
    <style:style style:name="T23" style:family="text">
      <style:text-properties fo:color="#000000" loext:opacity="100%" fo:font-size="8pt" style:text-underline-style="none" fo:font-weight="bold" officeooo:rsid="0021144b"/>
    </style:style>
    <style:style style:name="T24" style:family="text">
      <style:text-properties fo:color="#000000" loext:opacity="100%" fo:font-size="8pt" fo:language="da" fo:country="DK" style:text-underline-style="none"/>
    </style:style>
    <style:style style:name="T25" style:family="text">
      <style:text-properties fo:color="#000000" loext:opacity="100%" style:font-name="Arial" fo:font-size="8pt" fo:language="en" fo:country="US" style:text-underline-style="none" fo:font-weight="bold" officeooo:rsid="00209b22" style:font-name-asian="Arial Unicode MS" style:font-name-complex="Arial Unicode MS"/>
    </style:style>
    <style:style style:name="T26" style:family="text">
      <style:text-properties style:font-name="Arial" fo:font-size="8pt" fo:font-weight="bold" style:font-name-complex="Arial"/>
    </style:style>
    <style:style style:name="T27" style:family="text">
      <style:text-properties style:font-name="Arial" fo:language="en" fo:country="US" officeooo:rsid="00209b22" style:font-name-asian="Arial Unicode MS" style:font-name-complex="Arial Unicode MS"/>
    </style:style>
    <style:style style:name="T28" style:family="text">
      <style:text-properties fo:language="fr" fo:country="FR"/>
    </style:style>
    <style:style style:name="T29" style:family="text">
      <style:text-properties style:text-underline-style="none"/>
    </style:style>
    <style:style style:name="T30" style:family="text">
      <style:text-properties style:font-name="SimSun" fo:font-size="8pt" style:font-name-asian="SimSun" style:font-name-complex="SimSun"/>
    </style:style>
    <style:style style:name="T31" style:family="text">
      <style:text-properties style:font-name="SimSun" fo:font-size="8pt" fo:font-weight="bold" style:font-name-asian="SimSun" style:font-name-complex="SimSun"/>
    </style:style>
    <style:style style:name="T32" style:family="text">
      <style:text-properties style:font-name="Times New Roman" fo:font-size="8pt" fo:font-weight="bold"/>
    </style:style>
    <style:style style:name="T33" style:family="text">
      <style:text-properties fo:font-weight="bold"/>
    </style:style>
    <style:style style:name="T34" style:family="text">
      <style:text-properties fo:color="#0070c0" loext:opacity="100%" fo:font-size="8pt" fo:language="it" fo:country="IT" style:text-underline-style="none"/>
    </style:style>
    <style:style style:name="T35" style:family="text">
      <style:text-properties style:font-name-complex="Arial Unicode MS"/>
    </style:style>
    <style:style style:name="T36" style:family="text">
      <style:text-properties officeooo:rsid="002114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le1" table:style-name="Table1">
        <table:table-column table:style-name="Table1.A"/>
        <table:table-row table:style-name="Table1.1">
          <table:table-cell table:style-name="Table1.A1" office:value-type="string">
            <text:p text:style-name="P18"/>
            <text:p text:style-name="P18">Gil C Uzvolk <text:s/>MBA BSc</text:p>
          </table:table-cell>
        </table:table-row>
      </table:table>
      <text:p text:style-name="P9"/>
      <text:p text:style-name="P9">London based lead hands-on engineer with 20 years’ software development as Tech Lead and useful Architect in International high profile, fast- moving agile organizations. Recent 8 years focus on SecDevOps vmware CICD pipeline automation &amp; hardening to provide secure, reliable repeatable production and development environments in compliance with Cybersecurity regulatory requirements.</text:p>
      <text:p text:style-name="P1"><text:span text:style-name="T14">Enhanced Home Office Security (SC) Clearance</text:span><text:span text:style-name="T15"> -Valid 03 April 2025</text:span><text:span text:style-name="T2">Skills:</text:span><text:span text:style-name="T1"> </text:span></text:p>
      <text:p text:style-name="P10">Platform Cloud Engineer &amp; Cloud Architecture: Amazon AWS, Azure, and Google Cloud Platform GCP.</text:p>
      <text:p text:style-name="P2"><text:span text:style-name="T1">SDLC based on Infrastructure as Code, IaC: </text:span><text:span text:style-name="T13">Chef Automate </text:span><text:span text:style-name="T1">Terraform, Python, Power Shell and UNIX scripts. Puppet, Chef</text:span>. <text:span text:style-name="T1">Ansible Playbooks, Container Orchestration on Kubernetes managed and K8s service. Docker swarms and Cloud-Formation. </text:span></text:p>
      <text:p text:style-name="P10">Defining strategic GIT forking and branching processes and code release patterns, canary deployment using Octopus. <text:line-break/>Security Architect within SecOps, WebOps and Platform Integration</text:p>
      <text:p text:style-name="P2"><text:span text:style-name="T1">Encryption standards, CA hierarchy SSL, LDAP Authentications &amp; </text:span><text:span text:style-name="T18">AuthZ</text:span><text:span text:style-name="T19"> </text:span><text:span text:style-name="T1">ForgeRock Open AM ~ DJ, Jump Cloud, SAML2 Cyber Security. SSH Key, PKI patterns </text:span></text:p>
      <text:p text:style-name="P10">Handling regulatory and compliance certification, PCI-DSS. Implementing a Disaster Recovery failover process, SSO, SSL / TLS Security Policies. <text:s/>Setting up secure Networks with FortiNet’s FortiGate Firewall IP packet sniffers, FortiOS commands and VPN Tunnels. IT Security, Penetration / Pen-Test Reviews to satisfy external security audits and regulators on defense Brute Force and Machine Learned Attack patterns, Exploit techniques based Malicious Vectors. SQL Injections and. </text:p>
      <text:p text:style-name="P10">Automated Provisioning, Roles Based Access Control, RBAC and Cyber Security enthusiasts for the safety of large complex networks </text:p>
      <text:p text:style-name="P10">Evaluation of strategic platforms, frameworks, computing languages and being able to communicate as technology evangelist on a broad range of Open Source products.</text:p>
      <text:p text:style-name="P10">Proven ability to design, plan and integrate large scale systems, communicate and document business needs with strong organizational skills, attention to detail and capable of working across organizational boundaries in high-output and very demanding environments. </text:p>
      <text:p text:style-name="P10">Adaptable, pro-active, resourceful, results driven, convivial and innovative</text:p>
      <text:p text:style-name="P8"/>
      <text:p text:style-name="P17">Skills Matrix </text:p>
      <text:p text:style-name="P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DevOps / Cloud Security Architect</text:p>
            <text:p text:style-name="P19"/>
            <text:p text:style-name="P19">IAC</text:p>
            <text:p text:style-name="P19">Infrastructure As Code</text:p>
          </table:table-cell>
          <table:table-cell table:style-name="Table2.B1" office:value-type="string">
            <text:p text:style-name="P6"><text:span text:style-name="T1">Cloud Architecture: Amazon AWS, Azure, and Google Cloud Platform GCP.</text:span> <text:line-break/><text:span text:style-name="T13">Chef Automate <text:s/></text:span><text:span text:style-name="T4">Jenkins, Bamboo Build Jobs configuration and management. <text:line-break/>Terraform to define the prototype Enterprise Networks and datacenter infrastructure <text:line-break/>Chef Puppet DevOps workflow automation with Salt Stack<text:line-break/>Continuous integration and deployment<text:line-break/>Application or container security and orchestration<text:line-break/>Security configuration remediation, audit and compliance for server hardening<text:line-break/></text:span></text:p>
            <text:p text:style-name="P2"><text:span text:style-name="T4">Network device configuration and change management configuration which dives the automated execution plan for the resources and infrastructure in AWS Azure </text:span><text:span text:style-name="T1">Google Cloud Platform</text:span></text:p>
            <text:p text:style-name="P25">Configuration / Orchestration: puppet, chef, ansible,</text:p>
            <text:p text:style-name="P25">orchestration (zookeeper, noah, mesos),</text:p>
            <text:p text:style-name="P25">monitoring, virtualization and containerization, SysAdmin VSO HAProxy <text:s/>Nginx</text:p>
            <text:p text:style-name="P25">Atlassian: JIRA, Confluence, Bit-Bucket Stash</text:p>
            <text:p text:style-name="P25">Testing: Junit Mockito Selenium Cucumber</text:p>
          </table:table-cell>
          <table:table-cell table:style-name="Table2.C1" office:value-type="string">
            <text:p text:style-name="P19">7-10 years</text:p>
          </table:table-cell>
        </table:table-row>
        <table:table-row table:style-name="Table2.2">
          <table:table-cell table:style-name="Table2.A2" office:value-type="string">
            <text:p text:style-name="P19">Containerization, VMs</text:p>
            <text:p text:style-name="P19">Hypervisors</text:p>
            <text:p text:style-name="P19"/>
            <text:p text:style-name="P25"/>
          </table:table-cell>
          <table:table-cell table:style-name="Table2.B2" office:value-type="string">
            <text:p text:style-name="P25">Kubernetes</text:p>
            <text:p text:style-name="P25">Docker Swams</text:p>
            <text:p text:style-name="P25">Vagrant</text:p>
            <text:p text:style-name="P26">Open Stack</text:p>
          </table:table-cell>
          <table:table-cell table:style-name="Table2.C2" office:value-type="string">
            <text:p text:style-name="P25">4+ years</text:p>
          </table:table-cell>
        </table:table-row>
        <table:table-row table:style-name="Table2.2">
          <table:table-cell table:style-name="Table2.A3" office:value-type="string">
            <text:p text:style-name="P19">Big Data Hadoop</text:p>
          </table:table-cell>
          <table:table-cell table:style-name="Table2.B3" office:value-type="string">
            <text:p text:style-name="P25">HDFS HBase Ambari Oozie</text:p>
            <text:p text:style-name="P25">Azure Services&amp; Google Cloud Platform AppEngine</text:p>
            <text:p text:style-name="P25">Python and Scala on AWS</text:p>
            <text:p text:style-name="P25">EMR, AWS CLI</text:p>
            <text:p text:style-name="P25">LDAP, Open AM/DJ ,Unix Kerberos</text:p>
            <text:p text:style-name="P25">Build: ANT MAVEN</text:p>
            <text:p text:style-name="P25">Source Control: CVS Perforce Git BitBucket Subversion – SVN</text:p>
            <text:p text:style-name="P25">Sensu monitoring of VMware, Docker Containers and Network Routers</text:p>
          </table:table-cell>
          <table:table-cell table:style-name="Table2.C3" office:value-type="string">
            <text:p text:style-name="P19">5-7 years</text:p>
          </table:table-cell>
        </table:table-row>
        <table:table-row table:style-name="Table2.2">
          <table:table-cell table:style-name="Table2.A4" office:value-type="string">
            <text:p text:style-name="P19">Methodologies &amp; Paradigms</text:p>
          </table:table-cell>
          <table:table-cell table:style-name="Table2.B4" office:value-type="string">
            <text:p text:style-name="P25">RAD, TAS and Agile / Scrum Extreme , Pair Programming TDD BDD</text:p>
            <text:p text:style-name="No_20_Spacing"><text:span text:style-name="T4">Full Life Cycle Development, </text:span><text:span text:style-name="T20">Full SDLC within Agile SAFe as well as DSDM environments</text:span></text:p>
          </table:table-cell>
          <table:table-cell table:style-name="Table2.C4" office:value-type="string">
            <text:p text:style-name="P19">12+ years</text:p>
          </table:table-cell>
        </table:table-row>
      </table:table>
      <text:p text:style-name="P20"/>
      <text:p text:style-name="P17"/>
      <text:p text:style-name="P41">Career </text:p>
      <text:p text:style-name="P41"/>
      <text:p text:style-name="P42"><text:span text:style-name="T36">June</text:span> 20<text:span text:style-name="T36">22</text:span> – Current<text:tab/> <text:s text:c="33"/><text:span text:style-name="T36">LSEG</text:span> <text:s text:c="13"/><text:tab/><text:tab/><text:tab/><text:span text:style-name="T27">DevOps </text:span>Engineer</text:p>
      <text:p text:style-name="Body"><text:span text:style-name="T21">September 2017 – </text:span><text:span text:style-name="T23">May 2022</text:span><text:span text:style-name="T21"> <text:s text:c="33"/></text:span><text:span text:style-name="T22">PE SAFE</text:span><text:span text:style-name="T21"> <text:s text:c="14"/><text:tab/><text:tab/></text:span><text:span text:style-name="T25">DevOps </text:span><text:span text:style-name="T21">Engineer</text:span></text:p>
      <text:p text:style-name="P24">Engineer within the DevOps / SecOps cloud security team. </text:p>
      <text:p text:style-name="P24">Multiple Role include specialist IT consultancy with high profile UK Government projects, Financial Trading Platforms, and Cryptocurrency / Blockchain providers. </text:p>
      <text:p text:style-name="No_20_Spacing"><text:span text:style-name="T1">This challenging assignment requires a detailed hands-on knowledge to formulate, automate and centralize the user provisioning and code to production release process.</text:span><text:span text:style-name="T5"> IT Security and Kerberos on the Hadoop clusters.</text:span><text:span text:style-name="T1"> This role involves making informed decisions about numerous competing open source frameworks. The decisions have long term repercussions in terms maintenance, Data and IT Security, scalability and platform maintainability</text:span></text:p>
      <text:p text:style-name="P24"/>
      <text:p text:style-name="P34"><text:span text:style-name="T6">Tech : </text:span><text:span text:style-name="T7">Chef Automate , </text:span><text:span text:style-name="T6">Docker, Puppet, Jenkins, Kubernetes, Python, JSON.</text:span><text:span text:style-name="T8"> </text:span><text:span text:style-name="T1">Kibana, Terraform, Packer, AWS, Azure </text:span></text:p>
      <text:p text:style-name="P24">Terraform to define the prototype datacenter infrastructure which dives the automated execution plan for the resources and infrastructure in AWS. </text:p>
      <text:p text:style-name="P24">AWS CLI, Power Shell to automate tasks in Cloud based infrastructure. </text:p>
      <text:p text:style-name="P24"><text:soft-page-break/>Orchestration (mesos, zookeeper, noah), VSO and containerization. AWS, OpenStack, vagrant, docker, Grafana</text:p>
      <text:p text:style-name="P27">Source Control CI &amp; Issue Tracking. Build: ANT MAVEN, <text:tab/></text:p>
      <text:p text:style-name="P24">AWS CodeDeploy automates the application deployments to EC2 instances and Lambda functions</text:p>
      <text:p text:style-name="No_20_Spacing"><text:span text:style-name="T5">Java, Python, Scala, </text:span><text:span text:style-name="T1">GitHub workflows, BitBucket. Sensu monitoring of VMware, Docker Containers and Network Routers</text:span></text:p>
      <text:p text:style-name="P14">Azure integrating with On - Premise systems. Networks &amp; Routing Tables, FortiGate Fire Wall Installation, Kerberos Configuration and User Provisioning LDAP, Envoy, OAUTH, JWT, Jump Cloud. CyberArk, <text:s/>Nexus Sonatype repository,</text:p>
      <text:p text:style-name="P14"/>
      <text:p text:style-name="P33"/>
      <text:p text:style-name="P28"/>
      <text:p text:style-name="P3"><text:span text:style-name="T14">January 2017 – September 2017<text:tab/> <text:s text:c="14"/></text:span><text:span text:style-name="T16">HSBC Bank<text:tab/></text:span><text:span text:style-name="T14"> <text:s text:c="5"/></text:span><text:span text:style-name="T26">DevOps &amp; Cloud Security</text:span></text:p>
      <text:p text:style-name="P24">This fast paced assignment as a hands on DevOps Architect to help define the strategic DevOps platform service within the bank’s high profile Digital Transformation </text:p>
      <text:p text:style-name="P24">Tools &amp; Technologies: Hudson / Jenkins, Puppet, chef, ansible, cfengine</text:p>
      <text:p text:style-name="P24">CI: Jenkins </text:p>
      <text:p text:style-name="P24">Atlassian: JIRA, Confluence, Stash &amp; Bamboo</text:p>
      <text:p text:style-name="P29"/>
      <text:p text:style-name="P29">June 2016 – December 2016 <text:s text:c="18"/>Cloud Mars IT <text:tab/><text:tab/> <text:s text:c="4"/>DevOps &amp; Platform Engineer </text:p>
      <text:p text:style-name="P14"/>
      <text:p text:style-name="P14">During this period, I worked on a proprietary big data analytics platform. The primary focus is developing an efficient authentication and Authorization based on Open AM and Open DJ and SAML privacy assertions. The system is proved to be fully compliant with General Data Protection Regulation (GDPR), Building complex cloud based infrastructures in AWS </text:p>
      <text:p text:style-name="Body"><text:span text:style-name="T6">Technologies SAML v 2 Spark, Scala, Python, Java, JSON.</text:span><text:span text:style-name="T28"> </text:span><text:span text:style-name="T1">Kibana, Terraform, Packer, AWS, AWS Lambbda, ELK</text:span></text:p>
      <text:p text:style-name="P15">May 2015 – May 2016 <text:s text:c="27"/>Smartfocus<text:tab/><text:tab/>DevOps / SecOps </text:p>
      <text:p text:style-name="P14">This security and integration position reports direct to the CTO, </text:p>
      <text:p text:style-name="P2"><text:span text:style-name="T1">The role requires excellent communication and analytical skills, comfortable addressing larger public audiences on various technical areas such as IT Security, ability to document and analyze business requirements and continuous top-level discussions with senior management and other internal and external stake holders <text:line-break/>Tools, AWS, Cloud based Architecture, Hadoop HDFS, Pig Scripts, MapReduce, Cassandra, Eclipse, Java 8 Lambda Expressions, Scala, Groovy Mockito TFS, GIT, Linux server, Spark, Apache Kafka, Cloudera products, Cucumber - Selenium </text:span><text:span text:style-name="T24">KanBan Hunk / Spunk</text:span></text:p>
      <text:p text:style-name="P30">March 2014 – April 2015<text:tab/><text:tab/>Global Resourcing, DevOps &amp; Ops </text:p>
      <text:p text:style-name="No_20_Spacing"><text:span text:style-name="T29"><text:s text:c="58"/></text:span>2 x contract assignments via Global Resc. BEC then PKO <text:s text:c="6"/></text:p>
      <text:p text:style-name="P24"/>
      <text:p text:style-name="P10">Global Resourcing provides technical specialist resources to various financial clients across Europe. After a successful on-time delivery of an enterprise trading platform design and cost estimation, I was asked to be the Lead Architect for a more complex system consisting of numerous subsystems from other parts of the Organization. The new design backbone handles numerous downstream data flows. My work involves the high level Architectural design of a Java / Hadoop based Big Data platform. Defining and Creating Map Reduce jobs, Cascading, Crunch and Pig Scripts for ad-hoc ETL of user data. The role involves making informed decisions about numerous competing open source frameworks. The decisions have long term repercussions in terms architectural scalability and software support. </text:p>
      <text:p text:style-name="P17">August 2013 – February 2014 <text:tab/><text:tab/>Pensions First <text:tab/><text:tab/>DevOps / Cloud Architect</text:p>
      <text:p text:style-name="P17"/>
      <text:p text:style-name="P10">This is an urgent short fixed- term temporary replacement of the clients on site engineer. Hands on Java development and urgent workarounds to solve critical operations and production issues. I led the streamlining of the Continuous Integration, CI pipe-line and version control GIT forking process.</text:p>
      <text:p text:style-name="P10">Tools Java Scala Groovy C# WPF WCF, Oracle, TFS, JMock, and Jenkins, HTML 5, Big Data Hadoop HDFS YARN </text:p>
      <text:p text:style-name="No_20_Spacing"><text:span text:style-name="T2">December 2012 – August 2013<text:tab/><text:tab/>Tel-Aviv, Israel<text:tab/><text:tab/><text:tab/></text:span><text:span text:style-name="T3">Engineer</text:span></text:p>
      <text:p text:style-name="P21"/>
      <text:p text:style-name="P10">The role also involves setting up and maintaining source versions and tight security controls for the UAT, PROD environments. Putting in place a robust GIT forking process add Jira based issue tracking system. As a senior engineer, responsible for leading teams of up to 15 technical engineers and developers in each. I was responsible for delivery of trading system with budget over US $20 million. The Agile based delivery focused project requires top level discussions with other departments across the bank, making sure code conforms to strict coding standards. Project reached the tight go-live delivery date on time.</text:p>
      <text:p text:style-name="P10">Tools: Big Data, Hadoop, AWS, Java Spring, Hibernate, JBoss, Maven, Unix, Oracle SQL and NoSQL </text:p>
      <text:p text:style-name="P2"><text:span text:style-name="T2">August 2011 – May 2012 </text:span><text:span text:style-name="T1"><text:s/><text:tab/></text:span><text:span text:style-name="T2">BNP Paribas – London<text:tab/><text:tab/><text:tab/></text:span><text:span text:style-name="T3">Platform Architect </text:span></text:p>
      <text:p text:style-name="P14">This challenging assignment is to design, develop and deliver a java based integration service for existing legacy trade and risk management systems for FX derivatives as a single high availability, high volume low latency FX position management platform. The role involves ownership of the GIT Repo with Jenkins based builds &amp; versioned releases. </text:p>
      <text:p text:style-name="Body"><text:span text:style-name="T2">September 2007 – Feb 2011<text:tab/>Bear Stearns /</text:span><text:span text:style-name="T1"> </text:span><text:span text:style-name="T2">JP Morgan <text:s text:c="13"/></text:span><text:span text:style-name="T1"><text:tab/></text:span><text:span text:style-name="T2">Developer &amp; Deployment Support</text:span></text:p>
      <text:p text:style-name="P22"><text:soft-page-break/>JP Morgan purchased Bear Stearns in Feb ‘08 while I was on a contract with Bear. </text:p>
      <text:p text:style-name="P22">I was extremely fortunate to be one of the very few consultants at Bear to be offered a new contract under JP Morgan within Prime Brokerage, in recognition of my detailed knowledge of the testing and deployment systems and my critical role for systems integration and data migration during this transition period. </text:p>
      <text:p text:style-name="P10">Excellent communication skills were needed in this ambitious challenge to align the two companies systems. </text:p>
      <text:p text:style-name="P2"><text:span text:style-name="T10">Technologies: GIT, Jenkins, Java, J2EE C#. </text:span><text:span text:style-name="T1">SQL &amp; Oracle, Sybase EJB Spring, Hibernate</text:span></text:p>
      <text:p text:style-name="P2"><text:span text:style-name="T2">May 2006- June 2007<text:tab/><text:tab/>GLG, Hedge Fund </text:span><text:span text:style-name="T30"><text:tab/><text:tab/><text:tab/></text:span><text:span text:style-name="T32">Front Office, RAD </text:span><text:span text:style-name="T2">Developer</text:span></text:p>
      <text:p text:style-name="P10">As a Rapid Application Developer, in the Front Office high pressure environment, I used my coding skills to deliver immediate solutions for PnL and Risk reporting applications.</text:p>
      <text:p text:style-name="P3"><text:span text:style-name="T14">2001 - June 2006</text:span><text:span text:style-name="T17"><text:tab/><text:tab/></text:span><text:span text:style-name="T14">T-yon Cable Modems<text:tab/><text:tab/><text:tab/>Java / C++ Developer </text:span></text:p>
      <text:p text:style-name="P40">This first job post-university was offered after the successful completion of a 1 year internship. This challenging coding space requires a detailed understanding of complexities around building C/C++ drivers and embedded components for 56K Cable modems, Network Routers, The role provided a detailed understanding of TCP/IP Traffic protocols &amp; subnet masks. I revamped a core low-level DHCP service on an embedded device with minimal memory and CPU resources. As I took initiative and ownership of the project code and through the keen use of Java design patterns managed to substantially increase throughput for the cutting edge 56K modems. I was selected as team leader of 3 other developers. </text:p>
      <text:p text:style-name="P31"/>
      <text:p text:style-name="No_20_Spacing">Other Tools &amp; Technologies</text:p>
      <text:p text:style-name="No_20_Spacing"/>
      <table:table table:name="Table3" table:style-name="Table3">
        <table:table-column table:style-name="Table3.A"/>
        <table:table-column table:style-name="Table3.B"/>
        <table:table-row table:style-name="Table3.1">
          <table:table-cell table:style-name="Table3.A1" office:value-type="string">
            <text:p text:style-name="P19">IPC and Bus/ middleware</text:p>
          </table:table-cell>
          <table:table-cell table:style-name="Table3.B1" office:value-type="string">
            <text:p text:style-name="P25">RMI, TIBCO, CORBA HTTP-SOAP JMS TCP / IP Sockets Messaging Apache Camel, Active MQ, Kafka</text:p>
          </table:table-cell>
        </table:table-row>
        <table:table-row table:style-name="Table3.1">
          <table:table-cell table:style-name="Table3.A2" office:value-type="string">
            <text:p text:style-name="P19">UNIX</text:p>
          </table:table-cell>
          <table:table-cell table:style-name="Table3.B2" office:value-type="string">
            <text:p text:style-name="No_20_Spacing">NIX Linux &amp; Solaris.<text:span text:style-name="T33"> </text:span>KORN Shell, Bash, CSH and Perl Script, CORBA C++ STL, BOOST</text:p>
          </table:table-cell>
        </table:table-row>
      </table:table>
      <text:p text:style-name="No_20_Spacing"/>
      <text:p text:style-name="P4"><text:span text:style-name="T30"><text:tab/></text:span><text:span text:style-name="T1"> </text:span></text:p>
      <text:p text:style-name="P11">Educational Qualifications</text:p>
      <text:p text:style-name="P5"><text:span text:style-name="T2">MBA</text:span><text:span text:style-name="T1"> in </text:span><text:span text:style-name="T9">Financial Risk management</text:span></text:p>
      <text:p text:style-name="P16">Edinburgh Business School, Heriot-Watt University, Edinburgh <text:s/></text:p>
      <text:p text:style-name="P5"><text:span text:style-name="T2">BSc</text:span><text:span text:style-name="T1"> – Mathematics, Computer Science </text:span><text:span text:style-name="T2">University of South Africa, Pretoria</text:span></text:p>
      <text:p text:style-name="P5"><text:span text:style-name="T11">Industry </text:span><text:span text:style-name="T2">Certification</text:span></text:p>
      <text:p text:style-name="P13">Sun Certified Enterprise Architect java 2 Enterprise Edition Exam no 310-051</text:p>
      <text:p text:style-name="P12">Brainbench Exams: C# .NET &amp; Java 5 [Top 15 in London] </text:p>
      <text:p text:style-name="P12">Training towards CISSP (Certified Information Systems Security Professional)</text:p>
      <text:p text:style-name="P12">Training towards CISM (Certified Information Security Manager)</text:p>
      <text:p text:style-name="P16">Professional Membership</text:p>
      <text:p text:style-name="Body"><text:span text:style-name="T31"><text:tab/><text:tab/></text:span><text:span text:style-name="T1">The Institute of Actuaries - </text:span><text:span text:style-name="T31"><text:tab/></text:span><text:span text:style-name="T1">Student Member: 9023433</text:span><text:span text:style-name="T12">______________________________________________________________________________________ </text:span></text:p>
      <text:p text:style-name="P7"><text:span text:style-name="T1">gil@micromen.co.uk <text:s text:c="2"/></text:span><text:span text:style-name="T34">Phone: +442071837649</text:span><text:bookmark text:name="_GoBack"/></text:p>
      <text:p text:style-name="P32"/>
      <text:p text:style-name="P23">VERY STRONG REFERENCES AVAILABLE UPON REQU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UIFont" svg:font-family="AppleSystemUIFont"/>
    <style:font-face style:name="Arial" svg:font-family="Arial"/>
    <style:font-face style:name="Arial Unicode MS" svg:font-family="'Arial Unicode MS'"/>
    <style:font-face style:name="Georgia" svg:font-family="Georgia"/>
    <style:font-face style:name="Helvetica Neue" svg:font-family="'Helvetica Neue'"/>
    <style:font-face style:name="Liberation Sans" svg:font-family="'Liberation Sans'"/>
    <style:font-face style:name="Lucida Sans" svg:font-family="'Lucida Sans'"/>
    <style:font-face style:name="Microsoft YaHei" svg:font-family="'Microsoft YaHei'"/>
    <style:font-face style:name="SimSun" svg:font-family="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cm" style:contextual-spacing="false" fo:text-align="start" style:justify-single-word="false"/>
      <style:text-properties fo:color="#000000" loext:opacity="100%" style:font-name="Times New Roman" fo:font-family="'Times New Roman'" fo:font-size="12pt" fo:language="en" fo:country="US" style:font-name-asian="Arial Unicode MS" style:font-family-asian="'Arial Unicode MS'" style:font-name-complex="Times New Roman" style:font-family-complex="'Times New Roman'"/>
    </style:style>
    <style:style style:name="Normal" style:family="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Times New Roman" fo:font-family="'Times New Roman'" fo:font-size="10pt" fo:language="en" fo:country="US" style:font-name-asian="Arial Unicode MS" style:font-family-asian="'Arial Unicode MS'" style:font-name-complex="Times New Roman" style:font-family-complex="'Times New Roman'"/>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Header_20__26_amp_3b__20_Footer" style:display-name="Header &amp;amp; Footer" style:family="paragraph" style:parent-style-name="DStyle_5f_paragraph">
      <style:paragraph-properties fo:margin-top="0cm" fo:margin-bottom="0cm" style:contextual-spacing="false" fo:text-align="start" style:justify-single-word="false">
        <style:tab-stops>
          <style:tab-stop style:position="15.91cm" style:type="right"/>
        </style:tab-stops>
      </style:paragraph-properties>
      <style:text-properties fo:color="#000000" loext:opacity="100%" style:font-name="Helvetica Neue" fo:font-family="'Helvetica Neue'" fo:font-size="12pt" fo:language="en" fo:country="US" style:font-name-asian="Arial Unicode MS" style:font-family-asian="'Arial Unicode MS'" style:font-name-complex="Arial Unicode MS" style:font-family-complex="'Arial Unicode MS'"/>
    </style:style>
    <style:style style:name="Body" style:family="paragraph" style:parent-style-name="DStyle_5f_paragraph">
      <style:paragraph-properties fo:margin-top="0cm" fo:margin-bottom="0.282cm" style:contextual-spacing="false" fo:line-height="108%" fo:text-align="start" style:justify-single-word="false"/>
      <style:text-properties fo:color="#00000a" loext:opacity="100%" style:font-name="Arial" fo:font-family="Arial" fo:font-size="12pt" fo:language="en" fo:country="US" style:text-underline-style="none" style:font-name-asian="Arial Unicode MS" style:font-family-asian="'Arial Unicode MS'" style:font-name-complex="Arial Unicode MS" style:font-family-complex="'Arial Unicode MS'"/>
    </style:style>
    <style:style style:name="No_20_Spacing" style:display-name="No Spacing" style:family="paragraph" style:parent-style-name="DStyle_5f_paragraph">
      <style:paragraph-properties fo:margin-top="0cm" fo:margin-bottom="0cm" style:contextual-spacing="false" fo:text-align="start" style:justify-single-word="false"/>
      <style:text-properties fo:color="#00000a" loext:opacity="100%" style:font-name="Arial" fo:font-family="Arial" fo:font-size="9pt" fo:language="en" fo:country="US" style:text-underline-style="none" style:font-name-asian="Arial Unicode MS" style:font-family-asian="'Arial Unicode MS'" style:font-name-complex="Arial Unicode MS" style:font-family-complex="'Arial Unicode MS'"/>
    </style:style>
    <style:style style:name="Table_20_Contents" style:display-name="Table Contents" style:family="paragraph" style:parent-style-name="Standard" style:class="extra"/>
    <style:style style:name="Heading_20_1_20_Char" style:display-name="Heading 1 Char" style:family="text" style:parent-style-name="Default_20_Paragraph_20_Fon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text-properties style:text-position="super 58%"/>
    </style:style>
    <style:style style:name="Default_20_Paragraph_20_Font" style:display-name="Default Paragraph Font" style:family="text"/>
    <style:style style:name="size" style:family="text" style:parent-style-name="Default_20_Paragraph_20_Fon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meta:initial-creator/>
    <meta:creation-date/>
    <meta:editing-cycles>2</meta:editing-cycles>
    <meta:editing-duration>PT5M19S</meta:editing-duration>
    <dc:date>2023-06-05T13:59:49.403866298</dc:date>
    <meta:document-statistic meta:table-count="3" meta:image-count="0" meta:object-count="0" meta:page-count="5" meta:paragraph-count="109" meta:word-count="1751" meta:character-count="12447" meta:non-whitespace-character-count="10466"/>
  </office:meta>
</office:document-meta>
</file>